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12aaaa" officeooo:paragraph-rsid="0012aaaa" style:font-weight-asian="bold" style:font-weight-complex="bold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13d8c0" officeooo:paragraph-rsid="0013d8c0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3d8c0" officeooo:paragraph-rsid="0013d8c0" style:font-weight-asian="normal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71c2d" officeooo:paragraph-rsid="0017b77a" style:font-weight-asian="normal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7b77a" officeooo:paragraph-rsid="0017b77a" style:font-weight-asian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adf24" officeooo:paragraph-rsid="001adf24" style:font-weight-asian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be37b" officeooo:paragraph-rsid="001be37b" style:font-weight-asian="normal" style:font-weight-complex="normal"/>
    </style:style>
    <style:style style:name="T1" style:family="text">
      <style:text-properties officeooo:rsid="0013d8c0"/>
    </style:style>
    <style:style style:name="T2" style:family="text">
      <style:text-properties officeooo:rsid="001579d6"/>
    </style:style>
    <style:style style:name="T3" style:family="text">
      <style:text-properties officeooo:rsid="00171c2d"/>
    </style:style>
    <style:style style:name="T4" style:family="text">
      <style:text-properties officeooo:rsid="0017b77a"/>
    </style:style>
    <style:style style:name="T5" style:family="text">
      <style:text-properties officeooo:rsid="001adf2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ea24" style:font-style-asian="normal" style:font-style-complex="normal"/>
    </style:style>
    <style:style style:name="T9" style:family="text">
      <style:text-properties officeooo:rsid="001e2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ene 9 – <text:span text:style-name="T1">Tag 3 beginnt</text:span></text:p>
      <text:p text:style-name="P3">KICKERIKI! KICKERIKI! </text:p>
      <text:p text:style-name="P3">P: Waaah!</text:p>
      <text:p text:style-name="P3"><text:span text:style-name="T2">Ein lautes unbekanntes Geräusch weckte mich an diesem Tag auf</text:span>. </text:p>
      <text:p text:style-name="P3">Meine Mutter stand <text:span text:style-name="T2">mitten</text:span> i<text:span text:style-name="T2">n meinen Zimmer</text:span> mit einem Wecker in Form eine<text:span text:style-name="T4">s Hahnes</text:span> <text:span text:style-name="T2">in ihrer Hand, von dem das Geräusch kam, dabei hatte Sie ein lächeln auf ihren Gesicht.</text:span></text:p>
      <text:p text:style-name="P3">M: Morgen „P“. Ich hab dir was mitgebracht.</text:p>
      <text:p text:style-name="P3">P: Ein<text:span text:style-name="T3">e</text:span> <text:span text:style-name="T3">Ente</text:span>!</text:p>
      <text:p text:style-name="P5">M: Nicht ganz, aber mit diesen Wecker kommst du sicherlich aus den Federn.</text:p>
      <text:p text:style-name="P4">Auch wenn ich unsanft geweckt wurde, so war ich froh darüber ein Geschenk zu bekommen.</text:p>
      <text:p text:style-name="P4">Auf den Weg zum Kindergarten erklärte <text:span text:style-name="T4">Sie</text:span> mir <text:span text:style-name="T4">dann</text:span>, dass <text:span text:style-name="T4">dieser Wecker ein Hahn sein soll und wo die Unterschiede bei verschiedenen Vögeln liegen.</text:span></text:p>
      <text:p text:style-name="P2"><text:span text:style-name="T5">Am </text:span>Morgenkreis:</text:p>
      <text:p text:style-name="P3">K: Also Kinder, <text:span text:style-name="T5">ich hab euch heute etwas mitgebracht.</text:span></text:p>
      <text:p text:style-name="P6">K packte einen kleinen Radio mit Mikrofon aus.</text:p>
      <text:p text:style-name="P6">K: Mit diesen Gerät können wir singen und uns anhören was wir gesungen haben. *Karin Happy</text:p>
      <text:p text:style-name="P6"><text:span text:style-name="T9">O: </text:span>ÖÖÖÖH! </text:p>
      <text:p text:style-name="P6">Stöhnte O Lautstark.</text:p>
      <text:p text:style-name="P6">R: Wir haben gestern doch schon gesungen.</text:p>
      <text:p text:style-name="P6">O: Genau!</text:p>
      <text:p text:style-name="P6">Wir protestierten, niemand wollte wirklich nochmal singen. </text:p>
      <text:p text:style-name="P7">K: Was wollt ihr denn machen?</text:p>
      <text:p text:style-name="P7">Eines der Kinder stand auf und tippte K an.</text:p>
      <text:p text:style-name="P7">Kind: Du bists!</text:p>
      <text:p text:style-name="P7">Die Gruppe löste sich schnell auf und jeder fing an sich gegenseitig zu Jagen. <text:span text:style-name="T7">K wollte </text:span><text:span text:style-name="T8">erst </text:span><text:span text:style-name="T7">Ordnung in die Situation bringen, doch Sie war keine Spielverderberin und spielte so mit uns fangen.</text:span></text:p>
      <text:p text:style-name="P7"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8:11:46.804000000</meta:creation-date>
    <dc:date>2018-12-12T18:42:31.505000000</dc:date>
    <meta:editing-duration>PT28M30S</meta:editing-duration>
    <meta:editing-cycles>9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3" meta:word-count="219" meta:character-count="1270" meta:non-whitespace-character-count="1069"/>
  </office:meta>
</office:document-meta>
</file>